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able-cell-properties fo:background-color="#fe7f00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 table:number-rows-repeated="10482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.00.0000</text:date>, <text:time style:data-style-name="N2" text:time-value="14:23:50.56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04T14:46:05.463000000</dc:date>
    <meta:editing-duration>P3DT9H56M1S</meta:editing-duration>
    <meta:editing-cycles>1375</meta:editing-cycles>
    <meta:document-statistic meta:table-count="2" meta:cell-count="6428" meta:object-count="0"/>
  </office:meta>
</office:document-meta>
</file>